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language="en" fo:country="US"/>
    </style:style>
    <style:style style:name="P2" style:family="paragraph" style:parent-style-name="Standard">
      <style:text-properties style:font-name="Courier 10 Pitch" fo:language="en" fo:country="US" style:font-name-asian="Liberation Serif1" style:language-asian="en" style:country-asian="US" style:font-name-complex="Liberation Serif1" style:language-complex="en" style:country-complex="US"/>
    </style:style>
    <style:style style:name="T1" style:family="text">
      <style:text-properties style:font-name-asian="Liberation Serif1" style:language-asian="en" style:country-asian="US" style:font-name-complex="Liberation Serif1"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***********************************************************************</text:p>
      <text:p text:style-name="P1">//Andreas Landgrebe cs111 fall semester 2012</text:p>
      <text:p text:style-name="P1">//</text:p>
      <text:p text:style-name="P1">//Lab 12 Problem 2</text:p>
      <text:p text:style-name="P1">//</text:p>
      <text:p text:style-name="P1">//this is the main method that creates the JFrame and adds content to it.</text:p>
      <text:p text:style-name="P1">//**********************************************************************</text:p>
      <text:p text:style-name="P1"/>
      <text:p text:style-name="P1">import javax.swing.*;</text:p>
      <text:p text:style-name="P1"/>
      <text:p text:style-name="P1">public class Main </text:p>
      <text:p text:style-name="P1">{</text:p>
      <text:p text:style-name="P1"><text:tab/>//---------------------------------------------------------</text:p>
      <text:p text:style-name="P1"><text:tab/>// Creates and displays the application frame.</text:p>
      <text:p text:style-name="P1"><text:tab/>//---------------------------------------------------------</text:p>
      <text:p text:style-name="P1"><text:tab/>public static void main (String[] args)</text:p>
      <text:p text:style-name="P1"><text:tab/>{</text:p>
      <text:p text:style-name="P1"><text:tab/><text:tab/>JFrame frame = new JFrame ("Main");</text:p>
      <text:p text:style-name="P1"><text:tab/><text:tab/>frame.setDefaultCloseOperation (JFrame.EXIT_ON_CLOSE);</text:p>
      <text:p text:style-name="P1"><text:tab/><text:tab/></text:p>
      <text:p text:style-name="P1"><text:tab/><text:tab/>frame.getContentPane().add(new DoorPanel());</text:p>
      <text:p text:style-name="P1"><text:tab/><text:tab/></text:p>
      <text:p text:style-name="P1"><text:tab/><text:tab/>frame.pack();</text:p>
      <text:p text:style-name="P1"><text:tab/><text:tab/>frame.setVisible(true);</text:p>
      <text:p text:style-name="P1"><text:tab/>}</text:p>
      <text:p text:style-name="P1">}<text:span text:style-name="T1">//********************************************************************</text:span></text:p>
      <text:p text:style-name="P2">//Andreas Landgrebeb cs111 fall semester 2012</text:p>
      <text:p text:style-name="P2">//</text:p>
      <text:p text:style-name="P2">//Lab 12 Problem 1</text:p>
      <text:p text:style-name="P2">//</text:p>
      <text:p text:style-name="P2">//this is a class for creating doors in a frame</text:p>
      <text:p text:style-name="P2">//********************************************************************</text:p>
      <text:p text:style-name="P2">import java.awt.*;</text:p>
      <text:p text:style-name="P2">public class Door <text:s text:c="3"/></text:p>
      <text:p text:style-name="P2">{</text:p>
      <text:p text:style-name="P2"><text:s text:c="4"/>public int x;</text:p>
      <text:p text:style-name="P2"><text:s text:c="4"/>public int y;</text:p>
      <text:p text:style-name="P2"><text:s text:c="4"/>public boolean visible;</text:p>
      <text:p text:style-name="P2"><text:s text:c="4"/>public boolean open;</text:p>
      <text:p text:style-name="P2"><text:s text:c="4"/>final int length = 50;</text:p>
      <text:p text:style-name="P2"><text:s text:c="4"/>final int width = 75;</text:p>
      <text:p text:style-name="P2"><text:s text:c="4"/>public Door (int a, int b)</text:p>
      <text:p text:style-name="P2"><text:s text:c="4"/>{</text:p>
      <text:p text:style-name="P2"><text:soft-page-break/><text:tab/>x = a;</text:p>
      <text:p text:style-name="P2"><text:tab/>y = b;</text:p>
      <text:p text:style-name="P2"><text:s text:c="4"/>}</text:p>
      <text:p text:style-name="P2"><text:s text:c="4"/></text:p>
      <text:p text:style-name="P2"><text:s text:c="4"/></text:p>
      <text:p text:style-name="P2"><text:s text:c="4"/>public void draw(Graphics g)</text:p>
      <text:p text:style-name="P2"><text:s text:c="4"/>{</text:p>
      <text:p text:style-name="P2"><text:tab/>if (visible == true)</text:p>
      <text:p text:style-name="P2"><text:tab/> <text:s text:c="3"/>if (open == true)</text:p>
      <text:p text:style-name="P2"><text:tab/><text:tab/>{</text:p>
      <text:p text:style-name="P2"><text:tab/><text:tab/> <text:s text:c="3"/>g.setColor(Color.blue);</text:p>
      <text:p text:style-name="P2"><text:tab/><text:tab/> <text:s text:c="3"/>g.fillRect(x, y, length, width);</text:p>
      <text:p text:style-name="P2"><text:tab/><text:tab/>}</text:p>
      <text:p text:style-name="P2"><text:tab/> <text:s text:c="3"/>else</text:p>
      <text:p text:style-name="P2"><text:tab/><text:tab/>{</text:p>
      <text:p text:style-name="P2"><text:tab/><text:tab/> <text:s text:c="3"/>g.setColor(Color.yellow);</text:p>
      <text:p text:style-name="P2"><text:tab/><text:tab/> <text:s text:c="3"/>g.fillRect(x, y, length, width);</text:p>
      <text:p text:style-name="P2"><text:tab/><text:tab/>}</text:p>
      <text:p text:style-name="P2"><text:s text:c="4"/>}</text:p>
      <text:p text:style-name="P2"><text:s text:c="4"/>public boolean contains(Point p)</text:p>
      <text:p text:style-name="P2"><text:s text:c="4"/>{</text:p>
      <text:p text:style-name="P2"><text:tab/>if (p.x &gt; x &amp;&amp; p.y &gt; y &amp;&amp; p.x &lt; x + length &amp;&amp; p.y &lt; y + width)</text:p>
      <text:p text:style-name="P2"><text:tab/> <text:s text:c="3"/>return true;</text:p>
      <text:p text:style-name="P2"><text:tab/>else</text:p>
      <text:p text:style-name="P2"><text:tab/> <text:s text:c="3"/>return false;</text:p>
      <text:p text:style-name="P2"><text:s text:c="4"/>}</text:p>
      <text:p text:style-name="P2"><text:s text:c="4"/>public void setVisible(boolean b)</text:p>
      <text:p text:style-name="P2"><text:s text:c="4"/>{</text:p>
      <text:p text:style-name="P2"><text:tab/>visible = b;</text:p>
      <text:p text:style-name="P2"><text:s text:c="4"/>}</text:p>
      <text:p text:style-name="P2"><text:tab/></text:p>
      <text:p text:style-name="P2"><text:s text:c="4"/>public void open()</text:p>
      <text:p text:style-name="P2"><text:s text:c="4"/>{</text:p>
      <text:p text:style-name="P2"><text:tab/>open = true;</text:p>
      <text:p text:style-name="P2"><text:s text:c="4"/>}</text:p>
      <text:p text:style-name="P2"><text:s text:c="4"/>public void close()</text:p>
      <text:p text:style-name="P2"><text:s text:c="4"/>{</text:p>
      <text:p text:style-name="P2"><text:tab/>open = false;</text:p>
      <text:p text:style-name="P2"><text:s text:c="4"/>}</text:p>
      <text:p text:style-name="P2">}</text:p>
      <text:p text:style-name="P2"><text:tab/>//************************************************************************************************</text:p>
      <text:p text:style-name="P2">//Andreas Landgrebe cs111 fall semester 2012</text:p>
      <text:p text:style-name="P2">//</text:p>
      <text:p text:style-name="P2">//Lab 12 Problem 3</text:p>
      <text:p text:style-name="P2">//</text:p>
      <text:p text:style-name="P2">//this is the content panel that displays doors and listens for and handles mouse events </text:p>
      <text:p text:style-name="P2"><text:soft-page-break/>//************************************************************************************************</text:p>
      <text:p text:style-name="P2"/>
      <text:p text:style-name="P2">import java.util.*;</text:p>
      <text:p text:style-name="P2">import javax.swing.*;</text:p>
      <text:p text:style-name="P2">import java.awt.*;</text:p>
      <text:p text:style-name="P2">import java.awt.event.*;</text:p>
      <text:p text:style-name="P2"/>
      <text:p text:style-name="P2">public class DoorPanel extends JPanel</text:p>
      <text:p text:style-name="P2">{</text:p>
      <text:p text:style-name="P2"><text:s text:c="4"/>Door x[] = new Door[3];</text:p>
      <text:p text:style-name="P2"><text:s text:c="4"/>Point[] pointList; </text:p>
      <text:p text:style-name="P2"><text:s text:c="4"/>int count;</text:p>
      <text:p text:style-name="P2"><text:s text:c="4"/>//-----------------------------------------------------------------</text:p>
      <text:p text:style-name="P2"><text:s text:c="4"/>// <text:s/>Sets up this panel to listen for mouse events.</text:p>
      <text:p text:style-name="P2"><text:s text:c="4"/>//-----------------------------------------------------------------</text:p>
      <text:p text:style-name="P2"><text:s text:c="4"/>public DoorPanel()</text:p>
      <text:p text:style-name="P2"><text:s text:c="4"/>{</text:p>
      <text:p text:style-name="P2"><text:tab/>pointList = new Point[3];</text:p>
      <text:p text:style-name="P2"><text:tab/>count = 0;</text:p>
      <text:p text:style-name="P2"><text:tab/>x[0] = new Door(80,1);</text:p>
      <text:p text:style-name="P2"><text:tab/>x[1] = new Door(160,1);</text:p>
      <text:p text:style-name="P2"><text:tab/>x[2] = new Door(240,1);</text:p>
      <text:p text:style-name="P2"><text:tab/>addMouseListener (new MyListener());</text:p>
      <text:p text:style-name="P2"><text:tab/>addMouseMotionListener (new MyListener());</text:p>
      <text:p text:style-name="P2"><text:tab/>setBackground (Color.black);</text:p>
      <text:p text:style-name="P2"><text:tab/>setPreferredSize (new Dimension(300, 300));</text:p>
      <text:p text:style-name="P2"><text:tab/></text:p>
      <text:p text:style-name="P2"><text:s text:c="4"/>}</text:p>
      <text:p text:style-name="P2"><text:s text:c="4"/></text:p>
      <text:p text:style-name="P2"><text:s text:c="4"/>//-----------------------------------------------------------------</text:p>
      <text:p text:style-name="P2"><text:s text:c="4"/>// <text:s/>Draws all of the dots stored in the list.</text:p>
      <text:p text:style-name="P2"><text:s text:c="4"/>//-----------------------------------------------------------------</text:p>
      <text:p text:style-name="P2"><text:s text:c="4"/>public void paintComponent (Graphics page)</text:p>
      <text:p text:style-name="P2"><text:s text:c="4"/>{</text:p>
      <text:p text:style-name="P2"><text:tab/>super.paintComponent(page);</text:p>
      <text:p text:style-name="P2"><text:tab/></text:p>
      <text:p text:style-name="P2"><text:tab/>page.setColor (Color.green);</text:p>
      <text:p text:style-name="P2"><text:tab/>for (int i = 0; i &lt; x.length; i++)</text:p>
      <text:p text:style-name="P2"><text:tab/> <text:s text:c="3"/>x[i].draw(page);</text:p>
      <text:p text:style-name="P2"><text:s text:c="4"/>}</text:p>
      <text:p text:style-name="P2"/>
      <text:p text:style-name="P2"><text:s text:c="4"/>//*****************************************************************</text:p>
      <text:p text:style-name="P2"><text:soft-page-break/><text:s text:c="4"/>// <text:s/>Represents the listener for mouse events.</text:p>
      <text:p text:style-name="P2"><text:s text:c="4"/>//*****************************************************************</text:p>
      <text:p text:style-name="P2"><text:s text:c="4"/>private class MyListener implements MouseListener, MouseMotionListener</text:p>
      <text:p text:style-name="P2"><text:s text:c="4"/>{</text:p>
      <text:p text:style-name="P2"><text:tab/>//--------------------------------------------------------------</text:p>
      <text:p text:style-name="P2"><text:tab/>// <text:s/>Adds the current point to the list of points and redraws</text:p>
      <text:p text:style-name="P2"><text:tab/>// <text:s/>whenever the mouse button is pressed.</text:p>
      <text:p text:style-name="P2"><text:tab/>//--------------------------------------------------------------</text:p>
      <text:p text:style-name="P2"><text:tab/>public void mouseExited (MouseEvent event)</text:p>
      <text:p text:style-name="P2"><text:tab/>{</text:p>
      <text:p text:style-name="P2"><text:tab/> <text:s text:c="3"/>for (int i = 0; i &lt; x.length; i++)</text:p>
      <text:p text:style-name="P2"><text:tab/><text:tab/>x[i].setVisible(false);</text:p>
      <text:p text:style-name="P2"><text:tab/> <text:s text:c="3"/>repaint();</text:p>
      <text:p text:style-name="P2"><text:tab/>}</text:p>
      <text:p text:style-name="P2"><text:tab/>public void mouseMoved (MouseEvent event)</text:p>
      <text:p text:style-name="P2"><text:tab/>{</text:p>
      <text:p text:style-name="P2"><text:tab/> <text:s text:c="3"/>for (int i = 0; i &lt; x.length; i++)</text:p>
      <text:p text:style-name="P2"><text:tab/><text:tab/>if (x[i].contains (event.getPoint()))</text:p>
      <text:p text:style-name="P2"><text:tab/><text:tab/> <text:s text:c="3"/>{</text:p>
      <text:p text:style-name="P2"><text:tab/><text:tab/><text:tab/>x[i].setVisible(true);</text:p>
      <text:p text:style-name="P2"><text:tab/><text:tab/><text:tab/>repaint();</text:p>
      <text:p text:style-name="P2"><text:tab/><text:tab/> <text:s text:c="3"/>}</text:p>
      <text:p text:style-name="P2"><text:tab/>}</text:p>
      <text:p text:style-name="P2"><text:tab/> <text:s text:c="3"/>public void mousePressed (MouseEvent event)</text:p>
      <text:p text:style-name="P2"><text:tab/> <text:s text:c="3"/>{</text:p>
      <text:p text:style-name="P2"><text:tab/><text:tab/>for (int i = 0 ; i &lt; x.length; i++)</text:p>
      <text:p text:style-name="P2"><text:tab/><text:tab/> <text:s text:c="3"/>if (x[i].contains (event.getPoint()))</text:p>
      <text:p text:style-name="P2"><text:tab/><text:tab/><text:tab/>{</text:p>
      <text:p text:style-name="P2"><text:tab/><text:tab/><text:tab/> <text:s text:c="3"/>x[i].open();</text:p>
      <text:p text:style-name="P2"><text:tab/><text:tab/><text:tab/> <text:s text:c="3"/>repaint();</text:p>
      <text:p text:style-name="P2"><text:tab/><text:tab/><text:tab/>}</text:p>
      <text:p text:style-name="P2"><text:tab/> <text:s text:c="3"/>}</text:p>
      <text:p text:style-name="P2"><text:tab/><text:tab/>public void mouseReleased (MouseEvent event)</text:p>
      <text:p text:style-name="P2"><text:tab/><text:tab/>{</text:p>
      <text:p text:style-name="P2"><text:tab/><text:tab/> <text:s text:c="3"/>for (int i = 0; i &lt; x.length; i++)</text:p>
      <text:p text:style-name="P2"><text:tab/><text:tab/><text:tab/> <text:s text:c="3"/>{</text:p>
      <text:p text:style-name="P2"><text:tab/><text:tab/><text:tab/><text:tab/>x[i].close();</text:p>
      <text:p text:style-name="P2"><text:tab/><text:tab/><text:tab/><text:tab/>repaint();</text:p>
      <text:p text:style-name="P2"><text:tab/><text:tab/><text:tab/> <text:s text:c="3"/>}</text:p>
      <text:p text:style-name="P2"><text:tab/><text:tab/>}</text:p>
      <text:p text:style-name="P2"/>
      <text:p text:style-name="P2"><text:tab/>//---------------------------------------------------------------</text:p>
      <text:p text:style-name="P2"><text:tab/>// <text:s/>Provide empty definitions for unused event methods.</text:p>
      <text:p text:style-name="P2"><text:tab/>//---------------------------------------------------------------</text:p>
      <text:p text:style-name="P2"><text:soft-page-break/><text:tab/>public void mouseClicked (MouseEvent event) {}</text:p>
      <text:p text:style-name="P2"><text:tab/>public void mouseEntered (MouseEvent event) {}</text:p>
      <text:p text:style-name="P2"><text:tab/>public void mouseDragged (MouseEvent event) {}</text:p>
      <text:p text:style-name="P2"><text:s text:c="4"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2-12-12T14:47:08</meta:creation-date>
    <meta:printed-by>Andreas Landgrebe</meta:printed-by>
    <meta:print-date>2012-12-12T14:48:30</meta:print-date>
    <dc:date>2012-12-12T14:52:31</dc:date>
    <dc:creator>Andreas Landgrebe</dc:creator>
    <meta:editing-duration>P0D</meta:editing-duration>
    <meta:editing-cycles>1</meta:editing-cycles>
    <meta:document-statistic meta:table-count="0" meta:image-count="0" meta:object-count="0" meta:page-count="5" meta:paragraph-count="174" meta:word-count="498" meta:character-count="4610" meta:non-whitespace-character-count="3842"/>
    <meta:generator>LibreOffice/3.5$Linux_X86_64 LibreOffice_project/350m1$Build-2</meta:generator>
  </office:meta>
</office:document-meta>
</file>